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onaco" svg:font-family="Monac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line-height="200%"/>
      <style:text-properties style:font-name="Monaco" fo:font-size="12pt" style:font-size-asian="12pt" style:font-size-complex="12pt"/>
    </style:style>
    <style:style style:name="T1" style:family="text">
      <style:text-properties style:font-name="Monaco"/>
    </style:style>
    <style:style style:name="T2" style:family="text">
      <style:text-properties style:font-name="Monaco" fo:font-size="14pt" style:font-size-asian="14pt" style:font-size-complex="14pt"/>
    </style:style>
    <style:style style:name="T3" style:family="text">
      <style:text-properties fo:font-size="14pt" style:font-size-asian="14pt" style:font-size-complex="14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ab/>He was <text:s/>going to have a heart attack. <text:s/>Panting, spluttering, all</text:p>
      <text:p text:style-name="P1">that remained was his next moment, then this last. <text:s/>Norris having cleared the room lest the few he'd hand picked as his proteges. </text:p>
      <text:p text:style-name="P1"><text:tab/>“This is not a man, this is not even a sellout, this is the lowest commonn denominator showing us what that which we might be when not bound together.” <text:s/>Meet Norris Sargent arms, recruiter, chief hachet man for the FU or fubar or The Fringe Under. <text:s/>Not the only holdouts just the most organized. <text:s/>The organization spread to all corners of civilization further divided into divisions and cells. Each cell having a leader. <text:s/>Discipline regular dispensed with ruthless precision. At least twice a week someone was on the carpet Once intoxicated Norris having revealed punishment was good for the soul good for morale and good for him any self confessed bastard. If you were caught you couldn't return to your cell per se however you could volunteer under quarantine for dangerous missions until your credibility returned. <text:s/>Having no fixed interval this apotheosis <text:s/>could be read in the faces and the hearts of those similiar undergoing similiar fates. <text:s/>New recruits automatically became shield or distractions send into situation where direct contact with the so called authorities imminent. <text:s/>Norris just a such an individual tortured released debrief volunteering the most dangerous missions <text:soft-page-break/>until begrudging respect returned—begrudging because he was a consummate sob.</text:p>
      <text:p text:style-name="P1"><text:tab/>Hardly ever speaking, aloof during his “his return to normalacy”</text:p>
      <text:p text:style-name="P1">It was rumoured that Casper himself had given him the nod much to the chagrin of the men beneath him.</text:p>
      <text:p text:style-name="P1"><text:tab/>Black clad the quivering, sobbing uncontrollably, snot, tear falls spot lit against the grey darkness which might've been night.</text:p>
      <text:p text:style-name="P1"><text:tab/>He was a crow. <text:s/>The blackguards hired to round up the remaining holdouts in a city within a city being imploded by diesel powered machines and TNT. <text:s/>The crows job mop up the holdouts. Torture convert be creative reduce the insurrection level to a redeeming spot on a chart on some easel high in the towers across the river. The current crow sitting on the makeshift table with halogen spot washing his <text:s/>soul clean. <text:s/>Having just joined was had little or no purpose it being here or anywhere else for that matter. <text:s/></text:p>
      <text:p text:style-name="P1"><text:tab/>He would be shot after a suitable number of finger nails, skin and bloodily fluids ensured his complete unimpeachable credibility he</text:p>
      <text:p text:style-name="P1">would then be shot or set adrift bound, blindfolded, blinded to the land of muck the cadaverous cannibal comprisiong the fringe land, the outskirt of the outskirts. <text:s/>The place of mud, rain, rats disease the place where those without or whom having lost thier respective <text:soft-page-break/>affiliations were sent. </text:p>
      <text:p text:style-name="P1"><text:tab/>One had little choice resistance, capture torture death, or resistance, capture torture release, then capture torture release death. <text:s/>To be release to the fringed fringe meant one was kept alive</text:p>
      <text:p text:style-name="P1">while being eaten. <text:s/>Some night we could hear the screams somewhere out there. <text:s/>Somewhere in the place of nightmares under these conditions few assigned to outposts fell asleep.</text:p>
      <text:p text:style-name="P1"><text:tab/>The crow it was decided—it really was a false democracy to decide against Norris meant months of humiliations heaped upon humiliations. <text:s/>Cord wondered this new lesser situation in someway was no different then the corruption of the lost years when so called civilizations despeckled and defiled the planet. <text:s/></text:p>
      <text:p text:style-name="P1"><text:tab/>Silent ensued as the corpulent crow walked the braided corridor</text:p>
      <text:p text:style-name="P1">into the horror which was his freedom his—doom. </text:p>
      <text:p text:style-name="P1"><text:tab/>On another evening before Cord's </text:p>
      <text:p text:style-name="P1"><text:s text:c="2"/></text:p>
      <text:p text:style-name="P1"><text:tab/></text:p>
      <text:p text:style-name="P1"/>
      <text:p text:style-name="P1"/>
      <text:p text:style-name="P1"><text:s/></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onaco" svg:font-family="Monac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Fred Hudson</meta:initial-creator>
    <meta:creation-date>2011-12-29T16:04:24</meta:creation-date>
    <meta:document-statistic meta:table-count="0" meta:image-count="0" meta:object-count="0" meta:page-count="3" meta:paragraph-count="18" meta:word-count="575" meta:character-count="3528"/>
    <dc:date>2011-12-29T16:59:24</dc:date>
    <dc:creator>Fred Hudson</dc:creator>
    <meta:editing-duration>PT20M30S</meta:editing-duration>
    <meta:editing-cycles>1</meta:editing-cycles>
    <meta:generator>OpenOffice.org/3.3$Unix OpenOffice.org_project/330m20$Build-9567</meta:generator>
  </office:meta>
</office:document-meta>
</file>